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10.30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WHID</text:p>
          </table:table-cell>
          <table:table-cell office:value-type="string" calcext:value-type="string">
            <text:p>WH_ID</text:p>
          </table:table-cell>
          <table:table-cell office:value-type="string" calcext:value-type="string">
            <text:p>WH Name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Cost In R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B_P</text:p>
          </table:table-cell>
          <table:table-cell office:value-type="string" calcext:value-type="string">
            <text:p>C_P</text:p>
          </table:table-cell>
          <table:table-cell office:value-type="string" calcext:value-type="string">
            <text:p>G_P</text:p>
          </table:table-cell>
          <table:table-cell office:value-type="string" calcext:value-type="string">
            <text:p>J_P</text:p>
          </table:table-cell>
          <table:table-cell office:value-type="string" calcext:value-type="string">
            <text:p>Mz_P</text:p>
          </table:table-cell>
          <table:table-cell office:value-type="string" calcext:value-type="string">
            <text:p>M_P</text:p>
          </table:table-cell>
          <table:table-cell office:value-type="string" calcext:value-type="string">
            <text:p>O_P</text:p>
          </table:table-cell>
          <table:table-cell office:value-type="string" calcext:value-type="string">
            <text:p>Rg_P</text:p>
          </table:table-cell>
          <table:table-cell office:value-type="string" calcext:value-type="string">
            <text:p>R_P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T_P</text:p>
          </table:table-cell>
          <table:table-cell office:value-type="string" calcext:value-type="string">
            <text:p>W_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REE KOLLUR MOOKAMBIKA WAREHOUSE</text:p>
          </table:table-cell>
          <table:table-cell office:value-type="string" calcext:value-type="string">
            <text:p>Haveri</text:p>
          </table:table-cell>
          <table:table-cell office:value-type="float" office:value="19732" calcext:value-type="float">
            <text:p>19732</text:p>
          </table:table-cell>
          <table:table-cell office:value-type="float" office:value="1141272" calcext:value-type="float">
            <text:p>1141272</text:p>
          </table:table-cell>
          <table:table-cell office:value-type="float" office:value="15.3333333" calcext:value-type="float">
            <text:p>15.3333333</text:p>
          </table:table-cell>
          <table:table-cell office:value-type="float" office:value="75.6333333" calcext:value-type="float">
            <text:p>75.633333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RAL WAREHOUSE GULBARGA-II</text:p>
          </table:table-cell>
          <table:table-cell office:value-type="string" calcext:value-type="string">
            <text:p>Gulbarga</text:p>
          </table:table-cell>
          <table:table-cell office:value-type="float" office:value="63428" calcext:value-type="float">
            <text:p>63428</text:p>
          </table:table-cell>
          <table:table-cell office:value-type="float" office:value="4973245" calcext:value-type="float">
            <text:p>4973245</text:p>
          </table:table-cell>
          <table:table-cell office:value-type="float" office:value="17.3166667" calcext:value-type="float">
            <text:p>17.3166667</text:p>
          </table:table-cell>
          <table:table-cell office:value-type="float" office:value="76.9" calcext:value-type="float">
            <text:p>76.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NTRAL WAREHOUSE GADAG-I</text:p>
          </table:table-cell>
          <table:table-cell office:value-type="string" calcext:value-type="string">
            <text:p>Gadag</text:p>
          </table:table-cell>
          <table:table-cell office:value-type="float" office:value="23500" calcext:value-type="float">
            <text:p>23500</text:p>
          </table:table-cell>
          <table:table-cell office:value-type="float" office:value="2399719" calcext:value-type="float">
            <text:p>2399719</text:p>
          </table:table-cell>
          <table:table-cell office:value-type="float" office:value="15.4166667" calcext:value-type="float">
            <text:p>15.4166667</text:p>
          </table:table-cell>
          <table:table-cell office:value-type="float" office:value="75.7" calcext:value-type="float">
            <text:p>75.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ntral Warehousing Corporation, Gadag – II</text:p>
          </table:table-cell>
          <table:table-cell office:value-type="string" calcext:value-type="string">
            <text:p>Gadag</text:p>
          </table:table-cell>
          <table:table-cell office:value-type="float" office:value="26266" calcext:value-type="float">
            <text:p>26266</text:p>
          </table:table-cell>
          <table:table-cell office:value-type="float" office:value="2683023" calcext:value-type="float">
            <text:p>2683023</text:p>
          </table:table-cell>
          <table:table-cell office:value-type="float" office:value="15.4166667" calcext:value-type="float">
            <text:p>15.4166667</text:p>
          </table:table-cell>
          <table:table-cell office:value-type="float" office:value="75.7" calcext:value-type="float">
            <text:p>75.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TRAL WAREHOUSE , BELGAUM</text:p>
          </table:table-cell>
          <table:table-cell office:value-type="string" calcext:value-type="string">
            <text:p>Belgaum</text:p>
          </table:table-cell>
          <table:table-cell office:value-type="float" office:value="14809" calcext:value-type="float">
            <text:p>14809</text:p>
          </table:table-cell>
          <table:table-cell office:value-type="float" office:value="648303" calcext:value-type="float">
            <text:p>648303</text:p>
          </table:table-cell>
          <table:table-cell office:value-type="float" office:value="15.8666667" calcext:value-type="float">
            <text:p>15.8666667</text:p>
          </table:table-cell>
          <table:table-cell office:value-type="float" office:value="74.5666667" calcext:value-type="float">
            <text:p>74.56666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ENTRAL WAREHOUSE, MANNAGUDDA, MANGALORE-I</text:p>
          </table:table-cell>
          <table:table-cell office:value-type="string" calcext:value-type="string">
            <text:p>Dakshina Kannada</text:p>
          </table:table-cell>
          <table:table-cell office:value-type="float" office:value="14112" calcext:value-type="float">
            <text:p>14112</text:p>
          </table:table-cell>
          <table:table-cell office:value-type="float" office:value="642303" calcext:value-type="float">
            <text:p>642303</text:p>
          </table:table-cell>
          <table:table-cell office:value-type="float" office:value="13.3333333" calcext:value-type="float">
            <text:p>13.3333333</text:p>
          </table:table-cell>
          <table:table-cell office:value-type="float" office:value="74.8833333" calcext:value-type="float">
            <text:p>74.88333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RAL WAREHOUSE BANGALORE-I</text:p>
          </table:table-cell>
          <table:table-cell office:value-type="string" calcext:value-type="string">
            <text:p>Bangalore</text:p>
          </table:table-cell>
          <table:table-cell office:value-type="float" office:value="23608" calcext:value-type="float">
            <text:p>23608</text:p>
          </table:table-cell>
          <table:table-cell office:value-type="float" office:value="8570425" calcext:value-type="float">
            <text:p>8570425</text:p>
          </table:table-cell>
          <table:table-cell office:value-type="float" office:value="13.5666667" calcext:value-type="float">
            <text:p>13.5666667</text:p>
          </table:table-cell>
          <table:table-cell office:value-type="float" office:value="77.05" calcext:value-type="float">
            <text:p>7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74" calcext:value-type="float">
            <text:p>0.7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ENTRAL WAREHOUSE PANAMBUR</text:p>
          </table:table-cell>
          <table:table-cell office:value-type="string" calcext:value-type="string">
            <text:p>Dakshina Kannada</text:p>
          </table:table-cell>
          <table:table-cell office:value-type="float" office:value="15382" calcext:value-type="float">
            <text:p>15382</text:p>
          </table:table-cell>
          <table:table-cell office:value-type="float" office:value="678303" calcext:value-type="float">
            <text:p>678303</text:p>
          </table:table-cell>
          <table:table-cell office:value-type="float" office:value="13.3333333" calcext:value-type="float">
            <text:p>13.3333333</text:p>
          </table:table-cell>
          <table:table-cell office:value-type="float" office:value="74.8833333" calcext:value-type="float">
            <text:p>74.88333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ntral Warehousing Corporation, Bidar</text:p>
          </table:table-cell>
          <table:table-cell office:value-type="string" calcext:value-type="string">
            <text:p>Bidar</text:p>
          </table:table-cell>
          <table:table-cell office:value-type="float" office:value="24300" calcext:value-type="float">
            <text:p>24300</text:p>
          </table:table-cell>
          <table:table-cell office:value-type="float" office:value="1814085" calcext:value-type="float">
            <text:p>1814085</text:p>
          </table:table-cell>
          <table:table-cell office:value-type="float" office:value="18.5166667" calcext:value-type="float">
            <text:p>18.5166667</text:p>
          </table:table-cell>
          <table:table-cell office:value-type="float" office:value="77.7666667" calcext:value-type="float">
            <text:p>77.7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RAL WAREHOUSE SEDAM</text:p>
          </table:table-cell>
          <table:table-cell office:value-type="string" calcext:value-type="string">
            <text:p>Gulbarga</text:p>
          </table:table-cell>
          <table:table-cell office:value-type="float" office:value="9100" calcext:value-type="float">
            <text:p>9100</text:p>
          </table:table-cell>
          <table:table-cell office:value-type="float" office:value="663960" calcext:value-type="float">
            <text:p>663960</text:p>
          </table:table-cell>
          <table:table-cell office:value-type="float" office:value="17.3166667" calcext:value-type="float">
            <text:p>17.3166667</text:p>
          </table:table-cell>
          <table:table-cell office:value-type="float" office:value="76.9" calcext:value-type="float">
            <text:p>76.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RAL WAREHOUSE RV LAYOUT</text:p>
          </table:table-cell>
          <table:table-cell office:value-type="string" calcext:value-type="string">
            <text:p>Bangalore</text:p>
          </table:table-cell>
          <table:table-cell office:value-type="float" office:value="5017" calcext:value-type="float">
            <text:p>5017</text:p>
          </table:table-cell>
          <table:table-cell office:value-type="float" office:value="1905750" calcext:value-type="float">
            <text:p>1905750</text:p>
          </table:table-cell>
          <table:table-cell office:value-type="float" office:value="13.5666667" calcext:value-type="float">
            <text:p>13.5666667</text:p>
          </table:table-cell>
          <table:table-cell office:value-type="float" office:value="77.05" calcext:value-type="float">
            <text:p>7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74" calcext:value-type="float">
            <text:p>0.7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ENTRAL WAREHOUSE, TUMKUR</text:p>
          </table:table-cell>
          <table:table-cell office:value-type="string" calcext:value-type="string">
            <text:p>Tumkur</text:p>
          </table:table-cell>
          <table:table-cell office:value-type="float" office:value="21925" calcext:value-type="float">
            <text:p>21925</text:p>
          </table:table-cell>
          <table:table-cell office:value-type="float" office:value="2557840" calcext:value-type="float">
            <text:p>2557840</text:p>
          </table:table-cell>
          <table:table-cell office:value-type="float" office:value="13.3333333" calcext:value-type="float">
            <text:p>13.3333333</text:p>
          </table:table-cell>
          <table:table-cell office:value-type="float" office:value="77.1333333" calcext:value-type="float">
            <text:p>77.1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ENTRAL WAREHOUSE SHIKARIPURA</text:p>
          </table:table-cell>
          <table:table-cell office:value-type="string" calcext:value-type="string">
            <text:p>Shimoga</text:p>
          </table:table-cell>
          <table:table-cell office:value-type="float" office:value="9873" calcext:value-type="float">
            <text:p>9873</text:p>
          </table:table-cell>
          <table:table-cell office:value-type="float" office:value="999544" calcext:value-type="float">
            <text:p>999544</text:p>
          </table:table-cell>
          <table:table-cell office:value-type="float" office:value="13.9333333" calcext:value-type="float">
            <text:p>13.9333333</text:p>
          </table:table-cell>
          <table:table-cell office:value-type="float" office:value="75.6333333" calcext:value-type="float">
            <text:p>75.6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ntral Warehousing Corporation, Dharwad</text:p>
          </table:table-cell>
          <table:table-cell office:value-type="string" calcext:value-type="string">
            <text:p>Dharwad</text:p>
          </table:table-cell>
          <table:table-cell office:value-type="float" office:value="23939" calcext:value-type="float">
            <text:p>23939</text:p>
          </table:table-cell>
          <table:table-cell office:value-type="float" office:value="3428170" calcext:value-type="float">
            <text:p>3428170</text:p>
          </table:table-cell>
          <table:table-cell office:value-type="float" office:value="15.45" calcext:value-type="float">
            <text:p>15.45</text:p>
          </table:table-cell>
          <table:table-cell office:value-type="float" office:value="75.0833333" calcext:value-type="float">
            <text:p>75.0833333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41" calcext:value-type="float">
            <text:p>0.41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ntral Warehousing Corporation, Nargund</text:p>
          </table:table-cell>
          <table:table-cell office:value-type="string" calcext:value-type="string">
            <text:p>Gadag</text:p>
          </table:table-cell>
          <table:table-cell office:value-type="float" office:value="8766" calcext:value-type="float">
            <text:p>8766</text:p>
          </table:table-cell>
          <table:table-cell office:value-type="float" office:value="789544" calcext:value-type="float">
            <text:p>789544</text:p>
          </table:table-cell>
          <table:table-cell office:value-type="float" office:value="15.4166667" calcext:value-type="float">
            <text:p>15.4166667</text:p>
          </table:table-cell>
          <table:table-cell office:value-type="float" office:value="75.7" calcext:value-type="float">
            <text:p>75.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ntral Warehouse Mandya</text:p>
          </table:table-cell>
          <table:table-cell office:value-type="string" calcext:value-type="string">
            <text:p>Mandya</text:p>
          </table:table-cell>
          <table:table-cell office:value-type="float" office:value="5538" calcext:value-type="float">
            <text:p>5538</text:p>
          </table:table-cell>
          <table:table-cell office:value-type="float" office:value="547610" calcext:value-type="float">
            <text:p>547610</text:p>
          </table:table-cell>
          <table:table-cell office:value-type="float" office:value="12.8666667" calcext:value-type="float">
            <text:p>12.8666667</text:p>
          </table:table-cell>
          <table:table-cell office:value-type="float" office:value="77.4666667" calcext:value-type="float">
            <text:p>77.4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2" calcext:value-type="float">
            <text:p>0.22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NTRAL WAREHOUSE HUBLI</text:p>
          </table:table-cell>
          <table:table-cell office:value-type="string" calcext:value-type="string">
            <text:p>Dharwad</text:p>
          </table:table-cell>
          <table:table-cell office:value-type="float" office:value="36695" calcext:value-type="float">
            <text:p>36695</text:p>
          </table:table-cell>
          <table:table-cell office:value-type="float" office:value="5353520" calcext:value-type="float">
            <text:p>5353520</text:p>
          </table:table-cell>
          <table:table-cell office:value-type="float" office:value="15.45" calcext:value-type="float">
            <text:p>15.45</text:p>
          </table:table-cell>
          <table:table-cell office:value-type="float" office:value="75.0833333" calcext:value-type="float">
            <text:p>75.0833333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41" calcext:value-type="float">
            <text:p>0.41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tral Warehouse, Soundatti</text:p>
          </table:table-cell>
          <table:table-cell office:value-type="string" calcext:value-type="string">
            <text:p>Belgaum</text:p>
          </table:table-cell>
          <table:table-cell office:value-type="float" office:value="9000" calcext:value-type="float">
            <text:p>9000</text:p>
          </table:table-cell>
          <table:table-cell office:value-type="float" office:value="398376" calcext:value-type="float">
            <text:p>398376</text:p>
          </table:table-cell>
          <table:table-cell office:value-type="float" office:value="15.8666667" calcext:value-type="float">
            <text:p>15.8666667</text:p>
          </table:table-cell>
          <table:table-cell office:value-type="float" office:value="74.5666667" calcext:value-type="float">
            <text:p>74.56666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RAL WAREHOUSE GULBARGA-I</text:p>
          </table:table-cell>
          <table:table-cell office:value-type="string" calcext:value-type="string">
            <text:p>Gulbarga</text:p>
          </table:table-cell>
          <table:table-cell office:value-type="float" office:value="9936" calcext:value-type="float">
            <text:p>9936</text:p>
          </table:table-cell>
          <table:table-cell office:value-type="float" office:value="713960" calcext:value-type="float">
            <text:p>713960</text:p>
          </table:table-cell>
          <table:table-cell office:value-type="float" office:value="17.3166667" calcext:value-type="float">
            <text:p>17.3166667</text:p>
          </table:table-cell>
          <table:table-cell office:value-type="float" office:value="76.9" calcext:value-type="float">
            <text:p>76.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ntral Warehouse Davanagere</text:p>
          </table:table-cell>
          <table:table-cell office:value-type="string" calcext:value-type="string">
            <text:p>Davanagere</text:p>
          </table:table-cell>
          <table:table-cell office:value-type="float" office:value="21523" calcext:value-type="float">
            <text:p>21523</text:p>
          </table:table-cell>
          <table:table-cell office:value-type="float" office:value="1278920" calcext:value-type="float">
            <text:p>1278920</text:p>
          </table:table-cell>
          <table:table-cell office:value-type="float" office:value="14.5166667" calcext:value-type="float">
            <text:p>14.5166667</text:p>
          </table:table-cell>
          <table:table-cell office:value-type="float" office:value="75.9666667" calcext:value-type="float">
            <text:p>75.966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ENTRAL WAREHOUSE RAICHUR</text:p>
          </table:table-cell>
          <table:table-cell office:value-type="string" calcext:value-type="string">
            <text:p>Raichur</text:p>
          </table:table-cell>
          <table:table-cell office:value-type="float" office:value="5100" calcext:value-type="float">
            <text:p>5100</text:p>
          </table:table-cell>
          <table:table-cell office:value-type="float" office:value="457380" calcext:value-type="float">
            <text:p>457380</text:p>
          </table:table-cell>
          <table:table-cell office:value-type="float" office:value="16.3666667" calcext:value-type="float">
            <text:p>16.3666667</text:p>
          </table:table-cell>
          <table:table-cell office:value-type="float" office:value="77.5333333" calcext:value-type="float">
            <text:p>77.5333333</text:p>
          </table:table-cell>
          <table:table-cell office:value-type="float" office:value="0.03" calcext:value-type="float">
            <text:p>0.03</text:p>
          </table:table-cell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JAY WAREHOUSE</text:p>
          </table:table-cell>
          <table:table-cell office:value-type="string" calcext:value-type="string">
            <text:p>Gulbarga</text:p>
          </table:table-cell>
          <table:table-cell office:value-type="float" office:value="1000" calcext:value-type="float">
            <text:p>1000</text:p>
          </table:table-cell>
          <table:table-cell office:value-type="float" office:value="72960" calcext:value-type="float">
            <text:p>72960</text:p>
          </table:table-cell>
          <table:table-cell office:value-type="float" office:value="17.3166667" calcext:value-type="float">
            <text:p>17.3166667</text:p>
          </table:table-cell>
          <table:table-cell office:value-type="float" office:value="76.9" calcext:value-type="float">
            <text:p>76.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GAMMA WAREHOUSE-1</text:p>
          </table:table-cell>
          <table:table-cell office:value-type="string" calcext:value-type="string">
            <text:p>Gulbarga</text:p>
          </table:table-cell>
          <table:table-cell office:value-type="float" office:value="1584" calcext:value-type="float">
            <text:p>1584</text:p>
          </table:table-cell>
          <table:table-cell office:value-type="float" office:value="87960" calcext:value-type="float">
            <text:p>87960</text:p>
          </table:table-cell>
          <table:table-cell office:value-type="float" office:value="17.3166667" calcext:value-type="float">
            <text:p>17.3166667</text:p>
          </table:table-cell>
          <table:table-cell office:value-type="float" office:value="76.9" calcext:value-type="float">
            <text:p>76.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yananda Ramchandra Tarakeshava Warehouse</text:p>
          </table:table-cell>
          <table:table-cell office:value-type="string" calcext:value-type="string">
            <text:p>Shimoga</text:p>
          </table:table-cell>
          <table:table-cell office:value-type="float" office:value="2450" calcext:value-type="float">
            <text:p>2450</text:p>
          </table:table-cell>
          <table:table-cell office:value-type="float" office:value="250033" calcext:value-type="float">
            <text:p>250033</text:p>
          </table:table-cell>
          <table:table-cell office:value-type="float" office:value="13.9333333" calcext:value-type="float">
            <text:p>13.9333333</text:p>
          </table:table-cell>
          <table:table-cell office:value-type="float" office:value="75.6333333" calcext:value-type="float">
            <text:p>75.6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 ASIFULLA WAREHOUSE</text:p>
          </table:table-cell>
          <table:table-cell office:value-type="string" calcext:value-type="string">
            <text:p>Davanagere</text:p>
          </table:table-cell>
          <table:table-cell office:value-type="float" office:value="600" calcext:value-type="float">
            <text:p>600</text:p>
          </table:table-cell>
          <table:table-cell office:value-type="float" office:value="35020" calcext:value-type="float">
            <text:p>35020</text:p>
          </table:table-cell>
          <table:table-cell office:value-type="float" office:value="14.5166667" calcext:value-type="float">
            <text:p>14.5166667</text:p>
          </table:table-cell>
          <table:table-cell office:value-type="float" office:value="75.9666667" calcext:value-type="float">
            <text:p>75.966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T. Niranjana Murthy Warehouse</text:p>
          </table:table-cell>
          <table:table-cell office:value-type="string" calcext:value-type="string">
            <text:p>Chitradurga</text:p>
          </table:table-cell>
          <table:table-cell office:value-type="float" office:value="1660" calcext:value-type="float">
            <text:p>1660</text:p>
          </table:table-cell>
          <table:table-cell office:value-type="float" office:value="169561" calcext:value-type="float">
            <text:p>169561</text:p>
          </table:table-cell>
          <table:table-cell office:value-type="float" office:value="14.2333333" calcext:value-type="float">
            <text:p>14.2333333</text:p>
          </table:table-cell>
          <table:table-cell office:value-type="float" office:value="76.4333333" calcext:value-type="float">
            <text:p>76.43333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agha Ware House</text:p>
          </table:table-cell>
          <table:table-cell office:value-type="string" calcext:value-type="string">
            <text:p>Gulbarga</text:p>
          </table:table-cell>
          <table:table-cell office:value-type="float" office:value="2262" calcext:value-type="float">
            <text:p>2262</text:p>
          </table:table-cell>
          <table:table-cell office:value-type="float" office:value="165040" calcext:value-type="float">
            <text:p>165040</text:p>
          </table:table-cell>
          <table:table-cell office:value-type="float" office:value="17.3166667" calcext:value-type="float">
            <text:p>17.3166667</text:p>
          </table:table-cell>
          <table:table-cell office:value-type="float" office:value="76.9" calcext:value-type="float">
            <text:p>76.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ubli Cold Storage Private Limited</text:p>
          </table:table-cell>
          <table:table-cell office:value-type="string" calcext:value-type="string">
            <text:p>Dharwad</text:p>
          </table:table-cell>
          <table:table-cell office:value-type="float" office:value="9000" calcext:value-type="float">
            <text:p>9000</text:p>
          </table:table-cell>
          <table:table-cell office:value-type="float" office:value="1327920" calcext:value-type="float">
            <text:p>1327920</text:p>
          </table:table-cell>
          <table:table-cell office:value-type="float" office:value="15.45" calcext:value-type="float">
            <text:p>15.45</text:p>
          </table:table-cell>
          <table:table-cell office:value-type="float" office:value="75.0833333" calcext:value-type="float">
            <text:p>75.0833333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41" calcext:value-type="float">
            <text:p>0.41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SWC Bangarpet</text:p>
          </table:table-cell>
          <table:table-cell office:value-type="string" calcext:value-type="string">
            <text:p>Kolar</text:p>
          </table:table-cell>
          <table:table-cell office:value-type="float" office:value="4400" calcext:value-type="float">
            <text:p>4400</text:p>
          </table:table-cell>
          <table:table-cell office:value-type="float" office:value="642070" calcext:value-type="float">
            <text:p>642070</text:p>
          </table:table-cell>
          <table:table-cell office:value-type="float" office:value="13.15" calcext:value-type="float">
            <text:p>13.15</text:p>
          </table:table-cell>
          <table:table-cell office:value-type="float" office:value="78.1833333" calcext:value-type="float">
            <text:p>78.18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85" calcext:value-type="float">
            <text:p>0.8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DAR KIADB</text:p>
          </table:table-cell>
          <table:table-cell office:value-type="string" calcext:value-type="string">
            <text:p>Bidar</text:p>
          </table:table-cell>
          <table:table-cell office:value-type="float" office:value="42000" calcext:value-type="float">
            <text:p>42000</text:p>
          </table:table-cell>
          <table:table-cell office:value-type="float" office:value="3064445" calcext:value-type="float">
            <text:p>3064445</text:p>
          </table:table-cell>
          <table:table-cell office:value-type="float" office:value="18.5166667" calcext:value-type="float">
            <text:p>18.5166667</text:p>
          </table:table-cell>
          <table:table-cell office:value-type="float" office:value="77.7666667" calcext:value-type="float">
            <text:p>77.7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WC Maddur</text:p>
          </table:table-cell>
          <table:table-cell office:value-type="string" calcext:value-type="string">
            <text:p>Mandya</text:p>
          </table:table-cell>
          <table:table-cell office:value-type="float" office:value="6195" calcext:value-type="float">
            <text:p>6195</text:p>
          </table:table-cell>
          <table:table-cell office:value-type="float" office:value="452005" calcext:value-type="float">
            <text:p>452005</text:p>
          </table:table-cell>
          <table:table-cell office:value-type="float" office:value="12.8666667" calcext:value-type="float">
            <text:p>12.8666667</text:p>
          </table:table-cell>
          <table:table-cell office:value-type="float" office:value="77.4666667" calcext:value-type="float">
            <text:p>77.4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2" calcext:value-type="float">
            <text:p>0.22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ysore Unit-3</text:p>
          </table:table-cell>
          <table:table-cell office:value-type="string" calcext:value-type="string">
            <text:p>Mysore</text:p>
          </table:table-cell>
          <table:table-cell office:value-type="float" office:value="15000" calcext:value-type="float">
            <text:p>15000</text:p>
          </table:table-cell>
          <table:table-cell office:value-type="float" office:value="875556" calcext:value-type="float">
            <text:p>875556</text:p>
          </table:table-cell>
          <table:table-cell office:value-type="float" office:value="12.3" calcext:value-type="float">
            <text:p>12.3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ARNATAKA STATE WAREHOUSE RAICHUR U-2</text:p>
          </table:table-cell>
          <table:table-cell office:value-type="string" calcext:value-type="string">
            <text:p>Raichur</text:p>
          </table:table-cell>
          <table:table-cell office:value-type="float" office:value="43075" calcext:value-type="float">
            <text:p>43075</text:p>
          </table:table-cell>
          <table:table-cell office:value-type="float" office:value="3771456" calcext:value-type="float">
            <text:p>3771456</text:p>
          </table:table-cell>
          <table:table-cell office:value-type="float" office:value="16.3666667" calcext:value-type="float">
            <text:p>16.3666667</text:p>
          </table:table-cell>
          <table:table-cell office:value-type="float" office:value="77.5333333" calcext:value-type="float">
            <text:p>77.5333333</text:p>
          </table:table-cell>
          <table:table-cell office:value-type="float" office:value="0.03" calcext:value-type="float">
            <text:p>0.03</text:p>
          </table:table-cell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alburgi U-2</text:p>
          </table:table-cell>
          <table:table-cell office:value-type="string" calcext:value-type="string">
            <text:p>Gulbarga</text:p>
          </table:table-cell>
          <table:table-cell office:value-type="float" office:value="39000" calcext:value-type="float">
            <text:p>39000</text:p>
          </table:table-cell>
          <table:table-cell office:value-type="float" office:value="2845555" calcext:value-type="float">
            <text:p>2845555</text:p>
          </table:table-cell>
          <table:table-cell office:value-type="float" office:value="17.3166667" calcext:value-type="float">
            <text:p>17.3166667</text:p>
          </table:table-cell>
          <table:table-cell office:value-type="float" office:value="76.9" calcext:value-type="float">
            <text:p>76.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SWC Kunigal</text:p>
          </table:table-cell>
          <table:table-cell office:value-type="string" calcext:value-type="string">
            <text:p>Tumkur</text:p>
          </table:table-cell>
          <table:table-cell office:value-type="float" office:value="3000" calcext:value-type="float">
            <text:p>3000</text:p>
          </table:table-cell>
          <table:table-cell office:value-type="float" office:value="350216" calcext:value-type="float">
            <text:p>350216</text:p>
          </table:table-cell>
          <table:table-cell office:value-type="float" office:value="13.3333333" calcext:value-type="float">
            <text:p>13.3333333</text:p>
          </table:table-cell>
          <table:table-cell office:value-type="float" office:value="77.1333333" calcext:value-type="float">
            <text:p>77.1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ARNATAKA STATE WAREHOUSE CHANDAPUR</text:p>
          </table:table-cell>
          <table:table-cell office:value-type="string" calcext:value-type="string">
            <text:p>Gulbarga</text:p>
          </table:table-cell>
          <table:table-cell office:value-type="float" office:value="22240" calcext:value-type="float">
            <text:p>22240</text:p>
          </table:table-cell>
          <table:table-cell office:value-type="float" office:value="1598650" calcext:value-type="float">
            <text:p>1598650</text:p>
          </table:table-cell>
          <table:table-cell office:value-type="float" office:value="17.3166667" calcext:value-type="float">
            <text:p>17.3166667</text:p>
          </table:table-cell>
          <table:table-cell office:value-type="float" office:value="76.9" calcext:value-type="float">
            <text:p>76.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uladahalli</text:p>
          </table:table-cell>
          <table:table-cell office:value-type="string" calcext:value-type="string">
            <text:p>Koppal</text:p>
          </table:table-cell>
          <table:table-cell office:value-type="float" office:value="30250" calcext:value-type="float">
            <text:p>30250</text:p>
          </table:table-cell>
          <table:table-cell office:value-type="float" office:value="2207130" calcext:value-type="float">
            <text:p>2207130</text:p>
          </table:table-cell>
          <table:table-cell office:value-type="float" office:value="15.5833333" calcext:value-type="float">
            <text:p>15.5833333</text:p>
          </table:table-cell>
          <table:table-cell office:value-type="float" office:value="76.2166667" calcext:value-type="float">
            <text:p>76.2166667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ARY U-1</text:p>
          </table:table-cell>
          <table:table-cell office:value-type="string" calcext:value-type="string">
            <text:p>Bellary</text:p>
          </table:table-cell>
          <table:table-cell office:value-type="float" office:value="10900" calcext:value-type="float">
            <text:p>10900</text:p>
          </table:table-cell>
          <table:table-cell office:value-type="float" office:value="1113413" calcext:value-type="float">
            <text:p>1113413</text:p>
          </table:table-cell>
          <table:table-cell office:value-type="float" office:value="15.15" calcext:value-type="float">
            <text:p>15.15</text:p>
          </table:table-cell>
          <table:table-cell office:value-type="float" office:value="76.9166667" calcext:value-type="float">
            <text:p>76.9166667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SWC Mangalore</text:p>
          </table:table-cell>
          <table:table-cell office:value-type="string" calcext:value-type="string">
            <text:p>Dakshina Kannada</text:p>
          </table:table-cell>
          <table:table-cell office:value-type="float" office:value="2879" calcext:value-type="float">
            <text:p>2879</text:p>
          </table:table-cell>
          <table:table-cell office:value-type="float" office:value="126036" calcext:value-type="float">
            <text:p>126036</text:p>
          </table:table-cell>
          <table:table-cell office:value-type="float" office:value="13.3333333" calcext:value-type="float">
            <text:p>13.3333333</text:p>
          </table:table-cell>
          <table:table-cell office:value-type="float" office:value="74.8833333" calcext:value-type="float">
            <text:p>74.88333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SWC BAILHONGAL</text:p>
          </table:table-cell>
          <table:table-cell office:value-type="string" calcext:value-type="string">
            <text:p>Belgaum</text:p>
          </table:table-cell>
          <table:table-cell office:value-type="float" office:value="6500" calcext:value-type="float">
            <text:p>6500</text:p>
          </table:table-cell>
          <table:table-cell office:value-type="float" office:value="284553" calcext:value-type="float">
            <text:p>284553</text:p>
          </table:table-cell>
          <table:table-cell office:value-type="float" office:value="15.8666667" calcext:value-type="float">
            <text:p>15.8666667</text:p>
          </table:table-cell>
          <table:table-cell office:value-type="float" office:value="74.5666667" calcext:value-type="float">
            <text:p>74.56666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SWC Davanagere</text:p>
          </table:table-cell>
          <table:table-cell office:value-type="string" calcext:value-type="string">
            <text:p>Davanagere</text:p>
          </table:table-cell>
          <table:table-cell office:value-type="float" office:value="14500" calcext:value-type="float">
            <text:p>14500</text:p>
          </table:table-cell>
          <table:table-cell office:value-type="float" office:value="846368" calcext:value-type="float">
            <text:p>846368</text:p>
          </table:table-cell>
          <table:table-cell office:value-type="float" office:value="14.5166667" calcext:value-type="float">
            <text:p>14.5166667</text:p>
          </table:table-cell>
          <table:table-cell office:value-type="float" office:value="75.9666667" calcext:value-type="float">
            <text:p>75.966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ARNATAKA STATE WAREHOUSE MANVI</text:p>
          </table:table-cell>
          <table:table-cell office:value-type="string" calcext:value-type="string">
            <text:p>Raichur</text:p>
          </table:table-cell>
          <table:table-cell office:value-type="float" office:value="10800" calcext:value-type="float">
            <text:p>10800</text:p>
          </table:table-cell>
          <table:table-cell office:value-type="float" office:value="945600" calcext:value-type="float">
            <text:p>945600</text:p>
          </table:table-cell>
          <table:table-cell office:value-type="float" office:value="16.3666667" calcext:value-type="float">
            <text:p>16.3666667</text:p>
          </table:table-cell>
          <table:table-cell office:value-type="float" office:value="77.5333333" calcext:value-type="float">
            <text:p>77.5333333</text:p>
          </table:table-cell>
          <table:table-cell office:value-type="float" office:value="0.03" calcext:value-type="float">
            <text:p>0.03</text:p>
          </table:table-cell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arnataka State warehouse Yadgiri</text:p>
          </table:table-cell>
          <table:table-cell office:value-type="string" calcext:value-type="string">
            <text:p>Yadgir</text:p>
          </table:table-cell>
          <table:table-cell office:value-type="float" office:value="8680" calcext:value-type="float">
            <text:p>8680</text:p>
          </table:table-cell>
          <table:table-cell office:value-type="float" office:value="563960" calcext:value-type="float">
            <text:p>563960</text:p>
          </table:table-cell>
          <table:table-cell office:value-type="float" office:value="17.2666667" calcext:value-type="float">
            <text:p>17.2666667</text:p>
          </table:table-cell>
          <table:table-cell office:value-type="float" office:value="77.2" calcext:value-type="float">
            <text:p>77.2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rihar</text:p>
          </table:table-cell>
          <table:table-cell office:value-type="string" calcext:value-type="string">
            <text:p>Davanagere</text:p>
          </table:table-cell>
          <table:table-cell office:value-type="float" office:value="12500" calcext:value-type="float">
            <text:p>12500</text:p>
          </table:table-cell>
          <table:table-cell office:value-type="float" office:value="729628" calcext:value-type="float">
            <text:p>729628</text:p>
          </table:table-cell>
          <table:table-cell office:value-type="float" office:value="14.5166667" calcext:value-type="float">
            <text:p>14.5166667</text:p>
          </table:table-cell>
          <table:table-cell office:value-type="float" office:value="75.9666667" calcext:value-type="float">
            <text:p>75.966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ndya U -1</text:p>
          </table:table-cell>
          <table:table-cell office:value-type="string" calcext:value-type="string">
            <text:p>Mandya</text:p>
          </table:table-cell>
          <table:table-cell office:value-type="float" office:value="18500" calcext:value-type="float">
            <text:p>18500</text:p>
          </table:table-cell>
          <table:table-cell office:value-type="float" office:value="1079852" calcext:value-type="float">
            <text:p>1079852</text:p>
          </table:table-cell>
          <table:table-cell office:value-type="float" office:value="12.8666667" calcext:value-type="float">
            <text:p>12.8666667</text:p>
          </table:table-cell>
          <table:table-cell office:value-type="float" office:value="77.4666667" calcext:value-type="float">
            <text:p>77.4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2" calcext:value-type="float">
            <text:p>0.22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ARNATAKA STATE WAEHOUSING COPORATION MACHENAHALLI</text:p>
          </table:table-cell>
          <table:table-cell office:value-type="string" calcext:value-type="string">
            <text:p>Shimoga</text:p>
          </table:table-cell>
          <table:table-cell office:value-type="float" office:value="21000" calcext:value-type="float">
            <text:p>21000</text:p>
          </table:table-cell>
          <table:table-cell office:value-type="float" office:value="2238110" calcext:value-type="float">
            <text:p>2238110</text:p>
          </table:table-cell>
          <table:table-cell office:value-type="float" office:value="13.9333333" calcext:value-type="float">
            <text:p>13.9333333</text:p>
          </table:table-cell>
          <table:table-cell office:value-type="float" office:value="75.6333333" calcext:value-type="float">
            <text:p>75.6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ARNATAKA STATE WAREHOUSE CHINCHOLI</text:p>
          </table:table-cell>
          <table:table-cell office:value-type="string" calcext:value-type="string">
            <text:p>Gulbarga</text:p>
          </table:table-cell>
          <table:table-cell office:value-type="float" office:value="10000" calcext:value-type="float">
            <text:p>10000</text:p>
          </table:table-cell>
          <table:table-cell office:value-type="float" office:value="795295" calcext:value-type="float">
            <text:p>795295</text:p>
          </table:table-cell>
          <table:table-cell office:value-type="float" office:value="17.3166667" calcext:value-type="float">
            <text:p>17.3166667</text:p>
          </table:table-cell>
          <table:table-cell office:value-type="float" office:value="76.9" calcext:value-type="float">
            <text:p>76.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ASSAN UNIT-1</text:p>
          </table:table-cell>
          <table:table-cell office:value-type="string" calcext:value-type="string">
            <text:p>Hassan</text:p>
          </table:table-cell>
          <table:table-cell office:value-type="float" office:value="11500" calcext:value-type="float">
            <text:p>11500</text:p>
          </table:table-cell>
          <table:table-cell office:value-type="float" office:value="671256" calcext:value-type="float">
            <text:p>671256</text:p>
          </table:table-cell>
          <table:table-cell office:value-type="float" office:value="13.0166667" calcext:value-type="float">
            <text:p>13.0166667</text:p>
          </table:table-cell>
          <table:table-cell office:value-type="float" office:value="76.1666667" calcext:value-type="float">
            <text:p>76.1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SWC Tumkur Unit-2</text:p>
          </table:table-cell>
          <table:table-cell office:value-type="string" calcext:value-type="string">
            <text:p>Tumkur</text:p>
          </table:table-cell>
          <table:table-cell office:value-type="float" office:value="10800" calcext:value-type="float">
            <text:p>10800</text:p>
          </table:table-cell>
          <table:table-cell office:value-type="float" office:value="1272472" calcext:value-type="float">
            <text:p>1272472</text:p>
          </table:table-cell>
          <table:table-cell office:value-type="float" office:value="13.3333333" calcext:value-type="float">
            <text:p>13.3333333</text:p>
          </table:table-cell>
          <table:table-cell office:value-type="float" office:value="77.1333333" calcext:value-type="float">
            <text:p>77.1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RI VEERESHWARA AGRO AGENCIES</text:p>
          </table:table-cell>
          <table:table-cell office:value-type="string" calcext:value-type="string">
            <text:p>Raichur</text:p>
          </table:table-cell>
          <table:table-cell office:value-type="float" office:value="1457" calcext:value-type="float">
            <text:p>1457</text:p>
          </table:table-cell>
          <table:table-cell office:value-type="float" office:value="127566" calcext:value-type="float">
            <text:p>127566</text:p>
          </table:table-cell>
          <table:table-cell office:value-type="float" office:value="16.3666667" calcext:value-type="float">
            <text:p>16.3666667</text:p>
          </table:table-cell>
          <table:table-cell office:value-type="float" office:value="77.5333333" calcext:value-type="float">
            <text:p>77.5333333</text:p>
          </table:table-cell>
          <table:table-cell office:value-type="float" office:value="0.03" calcext:value-type="float">
            <text:p>0.03</text:p>
          </table:table-cell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njamma Warehouse</text:p>
          </table:table-cell>
          <table:table-cell office:value-type="string" calcext:value-type="string">
            <text:p>Davanagere</text:p>
          </table:table-cell>
          <table:table-cell office:value-type="float" office:value="6000" calcext:value-type="float">
            <text:p>6000</text:p>
          </table:table-cell>
          <table:table-cell office:value-type="float" office:value="350220" calcext:value-type="float">
            <text:p>350220</text:p>
          </table:table-cell>
          <table:table-cell office:value-type="float" office:value="14.5166667" calcext:value-type="float">
            <text:p>14.5166667</text:p>
          </table:table-cell>
          <table:table-cell office:value-type="float" office:value="75.9666667" calcext:value-type="float">
            <text:p>75.966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 T CHALAGERI AND SONS WAREHOUSE</text:p>
          </table:table-cell>
          <table:table-cell office:value-type="string" calcext:value-type="string">
            <text:p>Haveri</text:p>
          </table:table-cell>
          <table:table-cell office:value-type="float" office:value="625" calcext:value-type="float">
            <text:p>625</text:p>
          </table:table-cell>
          <table:table-cell office:value-type="float" office:value="36480" calcext:value-type="float">
            <text:p>36480</text:p>
          </table:table-cell>
          <table:table-cell office:value-type="float" office:value="15.3333333" calcext:value-type="float">
            <text:p>15.3333333</text:p>
          </table:table-cell>
          <table:table-cell office:value-type="float" office:value="75.6333333" calcext:value-type="float">
            <text:p>75.633333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ML Own Warehouse, Gulbarga</text:p>
          </table:table-cell>
          <table:table-cell office:value-type="string" calcext:value-type="string">
            <text:p>Gulbarga</text:p>
          </table:table-cell>
          <table:table-cell office:value-type="float" office:value="8548" calcext:value-type="float">
            <text:p>8548</text:p>
          </table:table-cell>
          <table:table-cell office:value-type="float" office:value="563960" calcext:value-type="float">
            <text:p>563960</text:p>
          </table:table-cell>
          <table:table-cell office:value-type="float" office:value="17.3166667" calcext:value-type="float">
            <text:p>17.3166667</text:p>
          </table:table-cell>
          <table:table-cell office:value-type="float" office:value="76.9" calcext:value-type="float">
            <text:p>76.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shul Enterprises</text:p>
          </table:table-cell>
          <table:table-cell office:value-type="string" calcext:value-type="string">
            <text:p>Bellary</text:p>
          </table:table-cell>
          <table:table-cell office:value-type="float" office:value="6500" calcext:value-type="float">
            <text:p>6500</text:p>
          </table:table-cell>
          <table:table-cell office:value-type="float" office:value="663957" calcext:value-type="float">
            <text:p>663957</text:p>
          </table:table-cell>
          <table:table-cell office:value-type="float" office:value="15.15" calcext:value-type="float">
            <text:p>15.15</text:p>
          </table:table-cell>
          <table:table-cell office:value-type="float" office:value="76.9166667" calcext:value-type="float">
            <text:p>76.9166667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HORAJIWALA WAREHOUSE</text:p>
          </table:table-cell>
          <table:table-cell office:value-type="string" calcext:value-type="string">
            <text:p>Gulbarga</text:p>
          </table:table-cell>
          <table:table-cell office:value-type="float" office:value="1000" calcext:value-type="float">
            <text:p>1000</text:p>
          </table:table-cell>
          <table:table-cell office:value-type="float" office:value="72960" calcext:value-type="float">
            <text:p>72960</text:p>
          </table:table-cell>
          <table:table-cell office:value-type="float" office:value="17.3166667" calcext:value-type="float">
            <text:p>17.3166667</text:p>
          </table:table-cell>
          <table:table-cell office:value-type="float" office:value="76.9" calcext:value-type="float">
            <text:p>76.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I RAGHAVENDRA SWAMY WARE HOUSE</text:p>
          </table:table-cell>
          <table:table-cell office:value-type="string" calcext:value-type="string">
            <text:p>Chitradurga</text:p>
          </table:table-cell>
          <table:table-cell office:value-type="float" office:value="30000" calcext:value-type="float">
            <text:p>30000</text:p>
          </table:table-cell>
          <table:table-cell office:value-type="float" office:value="3064446" calcext:value-type="float">
            <text:p>3064446</text:p>
          </table:table-cell>
          <table:table-cell office:value-type="float" office:value="14.2333333" calcext:value-type="float">
            <text:p>14.2333333</text:p>
          </table:table-cell>
          <table:table-cell office:value-type="float" office:value="76.4333333" calcext:value-type="float">
            <text:p>76.43333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/S SRILAKSHMISRINIVAS COLD STORAGE PRIVATE LIMITED</text:p>
          </table:table-cell>
          <table:table-cell office:value-type="string" calcext:value-type="string">
            <text:p>Raichur</text:p>
          </table:table-cell>
          <table:table-cell office:value-type="float" office:value="10000" calcext:value-type="float">
            <text:p>10000</text:p>
          </table:table-cell>
          <table:table-cell office:value-type="float" office:value="954354" calcext:value-type="float">
            <text:p>954354</text:p>
          </table:table-cell>
          <table:table-cell office:value-type="float" office:value="16.3666667" calcext:value-type="float">
            <text:p>16.3666667</text:p>
          </table:table-cell>
          <table:table-cell office:value-type="float" office:value="77.5333333" calcext:value-type="float">
            <text:p>77.5333333</text:p>
          </table:table-cell>
          <table:table-cell office:value-type="float" office:value="0.03" calcext:value-type="float">
            <text:p>0.03</text:p>
          </table:table-cell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i Siddhi viinayaka warehousing Corporation Chitradurga</text:p>
          </table:table-cell>
          <table:table-cell office:value-type="string" calcext:value-type="string">
            <text:p>Chitradurga</text:p>
          </table:table-cell>
          <table:table-cell office:value-type="float" office:value="9498" calcext:value-type="float">
            <text:p>9498</text:p>
          </table:table-cell>
          <table:table-cell office:value-type="float" office:value="929544" calcext:value-type="float">
            <text:p>929544</text:p>
          </table:table-cell>
          <table:table-cell office:value-type="float" office:value="14.2333333" calcext:value-type="float">
            <text:p>14.2333333</text:p>
          </table:table-cell>
          <table:table-cell office:value-type="float" office:value="76.4333333" calcext:value-type="float">
            <text:p>76.43333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RIVARA INDUSTRIES</text:p>
          </table:table-cell>
          <table:table-cell office:value-type="string" calcext:value-type="string">
            <text:p>Kodaku</text:p>
          </table:table-cell>
          <table:table-cell office:value-type="float" office:value="947" calcext:value-type="float">
            <text:p>947</text:p>
          </table:table-cell>
          <table:table-cell office:value-type="float" office:value="41457" calcext:value-type="float">
            <text:p>41457</text:p>
          </table:table-cell>
          <table:table-cell office:value-type="float" office:value="12.6333333" calcext:value-type="float">
            <text:p>12.6333333</text:p>
          </table:table-cell>
          <table:table-cell office:value-type="float" office:value="75.3666667" calcext:value-type="float">
            <text:p>75.366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I RADHIKA RURAL GODOWNS</text:p>
          </table:table-cell>
          <table:table-cell office:value-type="string" calcext:value-type="string">
            <text:p>Yadgir</text:p>
          </table:table-cell>
          <table:table-cell office:value-type="float" office:value="20000" calcext:value-type="float">
            <text:p>20000</text:p>
          </table:table-cell>
          <table:table-cell office:value-type="float" office:value="1459260" calcext:value-type="float">
            <text:p>1459260</text:p>
          </table:table-cell>
          <table:table-cell office:value-type="float" office:value="17.2666667" calcext:value-type="float">
            <text:p>17.2666667</text:p>
          </table:table-cell>
          <table:table-cell office:value-type="float" office:value="77.2" calcext:value-type="float">
            <text:p>77.2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I RADHIKA RURAL GODOWNS</text:p>
          </table:table-cell>
          <table:table-cell office:value-type="string" calcext:value-type="string">
            <text:p>Koppal</text:p>
          </table:table-cell>
          <table:table-cell office:value-type="float" office:value="25000" calcext:value-type="float">
            <text:p>25000</text:p>
          </table:table-cell>
          <table:table-cell office:value-type="float" office:value="1824075" calcext:value-type="float">
            <text:p>1824075</text:p>
          </table:table-cell>
          <table:table-cell office:value-type="float" office:value="15.5833333" calcext:value-type="float">
            <text:p>15.5833333</text:p>
          </table:table-cell>
          <table:table-cell office:value-type="float" office:value="76.2166667" calcext:value-type="float">
            <text:p>76.2166667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20:49:47.884944878</meta:creation-date>
    <meta:generator>LibreOffice/7.3.7.2$Linux_X86_64 LibreOffice_project/30$Build-2</meta:generator>
    <dc:date>2024-01-30T17:52:00.649594219</dc:date>
    <meta:editing-duration>PT1M50S</meta:editing-duration>
    <meta:editing-cycles>1</meta:editing-cycles>
    <meta:document-statistic meta:table-count="1" meta:cell-count="1240" meta:object-count="0"/>
  </office:meta>
</office:document-meta>
</file>